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break-before="page">
        <style:tab-stops>
          <style:tab-stop style:position="7.16cm"/>
        </style:tab-stops>
      </style:paragraph-properties>
    </style:style>
    <style:style style:name="P3" style:family="paragraph" style:parent-style-name="Normal">
      <style:paragraph-properties fo:break-before="page">
        <style:tab-stops>
          <style:tab-stop style:position="6.996cm"/>
        </style:tab-stops>
      </style:paragraph-properties>
    </style:style>
    <style:style style:name="P4" style:family="paragraph" style:parent-style-name="Heading_20_1" style:master-page-name="MP0">
      <style:paragraph-properties style:page-number="auto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Normal">
      <style:paragraph-properties fo:margin-left="0cm" fo:margin-right="0cm" fo:text-indent="0.635cm" style:auto-text-indent="false"/>
      <style:text-properties officeooo:paragraph-rsid="00130ad4"/>
    </style:style>
    <style:style style:name="P7" style:family="paragraph" style:parent-style-name="Normal">
      <style:paragraph-properties fo:break-before="page"/>
    </style:style>
    <style:style style:name="T1" style:family="text">
      <style:text-properties fo:language="fr" fo:country="F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language-asian="en" style:country-asian="US" style:font-style-asian="italic" style:language-complex="en" style:country-complex="US" style:font-style-complex="italic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style:language-asian="en" style:country-asian="US" style:language-complex="en" style:country-complex="US"/>
    </style:style>
    <style:style style:name="T6" style:family="text">
      <style:text-properties officeooo:rsid="00130a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bookmark0"/><text:span text:style-name="Default_20_Paragraph_20_Font"><text:span text:style-name="T1">G</text:span></text:span>ALENI DE INAEQVALI INTEMPERIE<text:line-break/>LIBER.<text:bookmark-end text:name="bookmark0"/></text:h>
      <text:h text:style-name="Heading_20_2" text:outline-level="2">Cap. I. </text:h>
      <text:p text:style-name="P6">Inaequalis intemperies -. fit interdum et in<text:line-break/>universo animalis corpore , ut in hydrope quem aquam in-<text:line-break/>tercutem vocant, et febribus quas epialas appellant, et<text:line-break/>prope caeteris omnibus, iis exceptis quas hecticas nominanti<text:line-break/>Oboritur autem et in unaquaque parte, altum ea oedemate,<text:line-break/>vel phlegmone , vel gangraena, vel erysipelate, vel cancro<text:line-break/>obsidetur ; hujus autem generis est et qui elephas vocatus<text:line-break/>et phagedaena et herpes. Verum haec quidem omnia cum<text:line-break/>fluxionibus consistunt. Citra vero materiam affluentem,<text:line-break/>quum partes folia qualitatibus niter<text:span text:style-name="Default_20_Paragraph_20_Font"><text:span text:style-name="T2">e</text:span></text:span>ntur, inaequales intem-</text:p>
      <text:p text:style-name="P1">peries fiunt, iis utique refrigeratis, aut deustis, aut praeter<text:line-break/>modum exercitatis , aut feriatis , aut aliquid ejusmodi per-<text:line-break/>pessis. Praeterea ex iis quae foris occursant, inaequales<text:line-break/>intemperies no suis corporibus oboriuntur; quum calefiunt,<text:line-break/>vel refrigerantur, vel siccantur, vel humectantur. Hae<text:line-break/>namque simplices intemperies funt, ut in commentariis<text:line-break/>de temperamentis demonstratum esu Compositae vero<text:line-break/>ex iis usiae quatuor sunt, quum corpora vel calefiunt<text:line-break/>simul et. siccantur,. vel calefiunt simul et .humectantur,<text:line-break/>vel . refrigerantur simul et siccantur , vel refrigerantur<text:line-break/>simul et humectantur. Quod autem ejusmodi intempe-<text:line-break/>ries ab aequalibus eo dissideant; quod in omnibus in-<text:line-break/>temperanter affecti corporis partibus aequaliter <text:span text:style-name="Default_20_Paragraph_20_Font"><text:span text:style-name="T2">n</text:span></text:span>on insint,<text:line-break/>id clare liquet. Ergo quis sit omni inaequali intemperiei<text:line-break/>generationis modus , in hocce libello enarrare propositum<text:line-break/>esu Quo autem clarior evadat oratio , revocare in memo-<text:line-break/>riam oportet omnes corporis paries, sumpto a maximis ex- .<text:line-break/>ordior quae sane et idiotis innotescunt.; manus enim..et<text:line-break/>pedes et ventrem et thoracem et caput nemo est qui ignoret</text:p>
      <text:h text:style-name="P5" text:outline-level="2">Cap. II. </text:h>
      <text:p text:style-name="P6">Secetur autem a nobis earum rursus una-<text:line-break/>quaeque in sibi continuas <text:span text:style-name="Default_20_Paragraph_20_Font"><text:span text:style-name="T2">integrante</text:span></text:span>s appellatas partes,<text:line-break/>verbi gratia erus lu femur, tibiam et pedem,- manus -in<text:line-break/>brachium, cubitum et summam manum. Et ver ossurum ae<text:line-break/>manus propriae partes funt carpus, metacarpium et digiti;<text:line-break/>digitorum praeterea, ossa, cartilagines, ligamenta,- nervi,<text:line-break/>arteriae, venae, membranae, carnes, tendones, ungues,<text:line-break/>cutis , adeps. Has vero etiamnum in aliam speciem locare<text:line-break/>non conceditur , fed sunt similares ac primae <text:span text:style-name="Default_20_Paragraph_20_Font"><text:span text:style-name="T2">j</text:span></text:span> exceptis ta-<text:line-break/>men arteriis et venis ; hae nanque ex fibris et membranis<text:line-break/>sunt conditae , ut in anatomicis administrationibus traditum<text:line-break/>est. Quin etiam multa sunt spatia inter ipsas primas et fi-<text:line-break/>milares partes appellatas, atque bis etiam plura majora-<text:line-break/>que luter ipsas organicas et compositas ; aliquando vero et<text:line-break/>in unaquaque fimilari parte, ut in. osse cuteque ; atque de<text:line-break/>sus quoque omnibus in administratio<text:span text:style-name="Default_20_Paragraph_20_Font"><text:span text:style-name="T2">n</text:span></text:span>ibus anatomicis di-<text:line-break/>ctum esu Etenim mollia corpora, quum sibi invicem in-<text:line-break/>cumbunt, interpositorum spatiorum sensum adimunt; fed .</text:p>
      <text:p text:style-name="P1">quae dura siccaque sunt, in iis maxime deprehendere spatia<text:line-break/>licet, sicuti ossium cavernulas. Continent hae ex natura<text:line-break/>in sefe humorem crassmn et album , ad id comparatum , ut<text:line-break/>ossa nutriat. Quaein cute foramina sunt; ea qua ratione<text:line-break/>fiant, in libris de temperamentis dictum est. Atque haec<text:line-break/>monuisse necessarium erat perspicuitatis gratia e<text:span text:style-name="Default_20_Paragraph_20_Font"><text:span text:style-name="T2">o</text:span></text:span>rum , quae<text:line-break/>a n<text:span text:style-name="Default_20_Paragraph_20_Font"><text:span text:style-name="T2">o</text:span></text:span>bis deinceps explicanda sunt. De inaequali ver<text:span text:style-name="Default_20_Paragraph_20_Font"><text:span text:style-name="T2">o</text:span></text:span> rn-<text:line-break/>temperie nunc agendum; tum quaenam ejus natura sit; tum<text:line-break/>quot ejus generati<text:span text:style-name="Default_20_Paragraph_20_Font"><text:span text:style-name="T2">o</text:span></text:span>nis m<text:span text:style-name="Default_20_Paragraph_20_Font"><text:span text:style-name="T2">o</text:span></text:span>di. Ergo quod in omnibus cor-<text:line-break/>poris ita allecti partibus una temperies non fit, prius dictum<text:line-break/>est ; verum id quidem omnis intemperiei inaequalis est com-<text:line-break/>muue; differentiae vero e<text:span text:style-name="Default_20_Paragraph_20_Font"><text:span text:style-name="T2">ju</text:span></text:span>s ipsam corporum affectormn<text:line-break/>naturam sequuntur. Aliter enim simplex caro , alite<text:span text:style-name="Default_20_Paragraph_20_Font"><text:span text:style-name="T2">r</text:span></text:span> uni-<text:line-break/>ve<text:span text:style-name="Default_20_Paragraph_20_Font"><text:span text:style-name="T2">r</text:span></text:span>sus musculus ad inaequale temperamentum pervenit.</text:p>
      <text:h text:style-name="Heading_20_2" text:outline-level="2">C a p. HI. </text:h>
      <text:p text:style-name="P6">Quum enim fluxio <text:span text:style-name="Default_20_Paragraph_20_Font"><text:span text:style-name="T2">hum</text:span></text:span>o<text:span text:style-name="Default_20_Paragraph_20_Font"><text:span text:style-name="T2">r</text:span></text:span>is calida in mu-<text:line-break/>sculum decubuit, primum majo<text:span text:style-name="Default_20_Paragraph_20_Font"><text:span text:style-name="T2">r</text:span></text:span>es arteriae venaeque hui.<text:line-break/>plentur ac distenduntu<text:span text:style-name="Default_20_Paragraph_20_Font"><text:span text:style-name="T2">r ; </text:span></text:span>deinde minores ; idque fit ad us-<text:line-break/>que minimas; in quibus quum vehementer fluxio impacta</text:p>
      <text:p text:style-name="P1">sit, neque amplius contineri queat, pars quaedam ejus per<text:line-break/>ipsarum ora, pars quaedam etiam per tunicas colam foras<text:line-break/>transmittitur; tum vero interjecta spatia primorum corpo-<text:line-break/>rum ita fluxione implentur, ut undique omnia ab humore<text:line-break/>et incalescant et perfundantur. En sinit nervi, ligamenta,<text:line-break/>membranae , caro ipsa , anteque haec arteriae et venae,<text:line-break/>quae certe primae et praeter caetera vario dolore assiciun-<text:line-break/>tur. - Etenim interius a fluxione tum calefiunt tum disteu-<text:line-break/>duntur ac divelluntur; exterius non modo calefiunt, fed<text:line-break/>etiam premuntur ac degravantur; reliquae partes aliae in-<text:line-break/>calefcendo salum, vel comprimendo , aliae utroque genere<text:line-break/>laborant ; appellaturque morbus ipsis phlegmone, est autem<text:line-break/>inaequalis musculi intemperies; fervet enim jam qui in eo<text:line-break/>est fanguis; is <text:span text:style-name="Default_20_Paragraph_20_Font"><text:span text:style-name="T2">t</text:span></text:span>ecum calefitrit primum quidem ac maxime<text:line-break/>arteriarum et venarum tunicas; mox vero , quae extra has<text:line-break/>simt, omnia; quibus circumfunditur. Ita duorum alterum<text:line-break/><text:span text:style-name="Default_20_Paragraph_20_Font"><text:span text:style-name="T2">t</text:span></text:span>equi necesse est, ut, si fluxio vicerit, c<text:span text:style-name="Default_20_Paragraph_20_Font"><text:span text:style-name="T2">or</text:span></text:span>ruptio loquatur</text:p>
      <text:p text:style-name="P1">victorum corporum; sin fluxio victa fit, ut musculus ad<text:line-break/>natu<text:span text:style-name="Default_20_Paragraph_20_Font"><text:span text:style-name="T2">r</text:span></text:span>alem statum redeat Vincatur igittun prius fluxio , tu--<text:line-break/>tuis enim est a - potentioribus <text:span text:style-name="Default_20_Paragraph_20_Font"><text:span text:style-name="T2">curationem</text:span></text:span> exordiri., .duplex<text:line-break/>hic .erit medendi modus, quum. vel discussus suerit totus,<text:line-break/>qui decubuit, humor, vel concoctus. Verum discussio<text:line-break/>optanda maxime curatio est; concoctionem autem haec .duo.<text:line-break/>necessario sequuntur, puris generatio et abscessus. Abs-<text:line-break/>cedit aliquando lu- caritatum proxime accubantium tum ma-<text:line-break/>ximam tum abiectissimam, qui sane abscessuum optimus.<text:line-break/>est; interdum in maximam, non tamen abiectam ; .velim<text:line-break/>abjectam, sed non maximam. Quibus igitur <text:span text:style-name="Default_20_Paragraph_20_Font"><text:span text:style-name="T4">in</text:span></text:span> ventrem<text:line-break/><text:span text:style-name="Default_20_Paragraph_20_Font"><text:span text:style-name="T2">siuxus abscedit</text:span></text:span>, abscessu um is optimus est, qui in internam<text:line-break/>ejus amplitudinem abiit,. in quam etiam plerumque erum-<text:line-break/>punt; pravus vero, qui iuniperi tona eunt- Ita vero quibus<text:line-break/>in cerebrum, bonus est, qui in anteriores ejus ventriculos.<text:line-break/>abfeedit, pravus, sub meningas; et qui in posticum ejus:<text:line-break/>ventriculum <text:span text:style-name="Default_20_Paragraph_20_Font"><text:span text:style-name="T2">sertu</text:span></text:span>m Costarum veno abscessus in thoracis<text:line-break/>capacitates erumpunt; musculorum, sub cutem; vifcerunr,</text:p>
      <text:p text:style-name="P1">vel in arterias et venas, quas in se continent, vel in<text:line-break/>membranam ambientem , quae tanquam culis quaedam vi-<text:line-break/>fceribus ipsa est. At si victae a fluxione corporis partes<text:line-break/>fuerint , in tantam nimirum intemperiem devenient , ut inde<text:line-break/>tum earum pereat actio, tum ipsae temporis spatio cornua-<text:line-break/>pantur; desinent autem tum primum dolere, quum muta-<text:line-break/>trici qualitali fuerint assimilatae ; non enim quum mutata est<text:line-break/>temperies, sed quum mutator, partes dolent, quemadmo-<text:line-break/>dmu et praeclarus effatur Hippocrates : <text:span text:style-name="Default_20_Paragraph_20_Font"><text:span text:style-name="T2">Dum enim altera-<text:line-break/>t ur ac corrumpitur natura, dolores fiunt.</text:span></text:span> Asseratur au-<text:line-break/>tem ac corrumpitur cujusque natura, quum veI calefit, vel<text:line-break/>refaigeratur , vel siccatur, vel humectatur, vel <text:span text:style-name="Default_20_Paragraph_20_Font"><text:span text:style-name="T2">ejus</text:span></text:span> con-<text:line-break/>sinuum <text:span text:style-name="Default_20_Paragraph_20_Font"><text:span text:style-name="T2">s</text:span></text:span>olvitur. In intemperiebus quidem inaequalibus a<text:line-break/>calore et frigore potissimum <text:span text:style-name="Default_20_Paragraph_20_Font"><text:span text:style-name="T2">contractis,</text:span></text:span> hae namque efflca-<text:line-break/>cissi m ae <text:span text:style-name="Default_20_Paragraph_20_Font"><text:span text:style-name="T2">s</text:span></text:span>unt qualitates , deinde vero a siccitate et humidi-<text:line-break/>late ; ab inedia vero vel sili , quod hic humida , illic sicca<text:line-break/>substantia deficiat; a vulnerantibus, erodentibus, tendentibus,<text:line-break/>prementibus , et lacerantibus , quod continuitas solvatur.</text:p>
      <text:h text:style-name="P5" text:outline-level="2">C ap. IV. </text:h>
      <text:p text:style-name="P6">Itaque fi cal<text:span text:style-name="Default_20_Paragraph_20_Font"><text:span text:style-name="T2">o</text:span></text:span>r sanguinis in parte phlegma-<text:line-break/>ne laborante mitis sit, et qui sanguis in univer<text:span text:style-name="Default_20_Paragraph_20_Font"><text:span text:style-name="T2">s</text:span></text:span>o animalis<text:line-break/>corpore conlinetnr) moderatam <text:span text:style-name="Default_20_Paragraph_20_Font"><text:span text:style-name="T2">s</text:span></text:span>ortiatur temperiem, ne-<text:line-break/>quaquam perfacile una cum affecta parte calefit; si vero fer-<text:line-break/>veat fanguis vehementius , vel si per totum animalis corpus<text:line-break/>biliosus fuerit, illico totus incalescit; multo vero magnt<text:line-break/>quum ambo concurrerint , ut et qui fanguis in phlegmon^<text:line-break/>conlinetnr, admodum calidus sit, et qui in toto est annum-<text:line-break/>te, biliofus. Incalescit autem prius qui in arteriis est sim-<text:line-break/>anis, quod is tum natura calidior, tum vero magis spiritalis<text:line-break/>Iit; deinde vero esiam qui in venis est. Quod si pars assi-<text:line-break/>nis vi<text:span text:style-name="Default_20_Paragraph_20_Font"><text:span text:style-name="T2">s</text:span></text:span>ceribus <text:span text:style-name="Default_20_Paragraph_20_Font"><text:span text:style-name="T2">s</text:span></text:span>anguine scatentibus ob<text:span text:style-name="Default_20_Paragraph_20_Font"><text:span text:style-name="T2">s</text:span></text:span>essa phlegmone fuerih<text:line-break/>etiamnum celerius cmn eo universus animalis sanguis iucs-<text:line-break/>lefcit ; unoque verbo , a quocunque calefaciente quicquid st-<text:line-break/>cilo alterari potest, aut natura est calidum , primum exca-<text:line-break/>lefit; quemadmodum et ab eo quod refrigerat, quicquid<text:line-break/>cile alterabile est, veI natura frigidum, id primum rescit<text:line-break/>ratur. Ac promptus quidem ad asserendum spiritus</text:p>
      <text:p text:style-name="P1">quod ex tenuissimis constet partibus. Calidissima natura est<text:line-break/>flava bilis, frigidissima vero pituita. Reliquorum humo-<text:line-break/>rum sanguis post flavam bilem calidus est, sicut atra bilis<text:line-break/>post pituitam frigida. Quin etiam asseratur flava bilis levi<text:line-break/>moment<text:span text:style-name="Default_20_Paragraph_20_Font"><text:span text:style-name="T2">o</text:span></text:span> a quovis in eam agente; nigra aegre atteratur.<text:line-break/>Un<text:span text:style-name="Default_20_Paragraph_20_Font"><text:span text:style-name="T2">o</text:span></text:span> verbo, quicquid tenuium est partium, id prompte al-<text:line-break/>teratur; contra quod crassarum est partium, difficilem subit<text:line-break/>alterationem. Quare multiplices in phlegmonis alterationes<text:line-break/>oboriri necesse est, quod multifariam affecta sint corpora.<text:line-break/>Primum namque humor, qui phlegmonem excitat, magis<text:line-break/>minusve calidus est ; deinde ipsius putrefactio pro ipsius na-<text:line-break/>tura incidit; non minime vero, prout is magis minusve<text:line-break/>impactus est. Quae namque non perflantur, celerius pu-<text:line-break/>trescunt, ut et externis accidit omnibus; caeterum quum<text:line-break/>calida temperamento sunt et humida, tum utique polisti-<text:line-break/>mum putrenI. Jam pars ipsa phlegmone laborans, vel pro-<text:line-break/>pe, vel longe sita est a mulli sanguinis visceribus ; totusque<text:line-break/>sanguis vel biliosus est, vel melancholicus, vel pituitosus,<text:line-break/>vel statulentus, atque haec omnia magis minusque ; unare</text:p>
      <text:p text:style-name="P1">necesse est multiplices fieri alterationes , sive alterum alteri<text:line-break/>sit coliatum, sive idem sibi.</text:p>
      <text:h text:style-name="Heading_20_2" text:outline-level="2">Cap. V.</text:h>
      <text:p text:style-name="P6"><text:s/>Hae omnes intemperies corporis inaequa-<text:line-break/>les fiunt , maxime quidem inflammato eo qui in phlegmone<text:line-break/>est sanguine ; deinde eo qui in visceribus et corde contine-<text:line-break/>tur, eoque potissimum qui in sinistro est ejus ventriculo, in<text:line-break/>quem, ut in administrationibus anatomicis scriptum est, si<text:line-break/>vivo etiam animante, nec adhuc sebricitante , digitos vehs<text:line-break/>conjicere, vehementissimum senties calorem. Non itaque<text:line-break/>absurdum est, ubi totum corpus praeter naturam incalescit,<text:line-break/>hunc maxime ventriculum ad summum calorem pervenire,<text:line-break/>etenim tenuissimum maximeque spirituosum sanguinem ha-<text:line-break/>bet, perpetuoque movetur. Verum his in febribus omni-<text:line-break/>bus calefit quidem interdum universus jam sanguis, qui ca-<text:line-break/>Iorem illum praeter naturam ex humorum putredine <text:span text:style-name="Default_20_Paragraph_20_Font"><text:span text:style-name="T2">a</text:span></text:span>bor-<text:line-break/>tum concepit; non tamen aut arteriarum, venarumve tum-<text:line-break/>cae, aut aliud ullum circumjacentium corporum prors<text:span text:style-name="Default_20_Paragraph_20_Font"><text:span text:style-name="T2">o</text:span></text:span>s<text:line-break/>jam temperamentum suum mutavit, <text:span text:style-name="Default_20_Paragraph_20_Font"><text:span text:style-name="T2">s</text:span></text:span>ed adhuc mutatur^ at-</text:p>
      <text:p text:style-name="P1">que incalescens asseratur. Quod si longiori tempore hoc<text:line-break/>patiatur, etiam vincetur aliquando, prorsu aque mutabitur,<text:line-break/>ita ut non amplius calefiat, sed jam sit praeter naturam<text:line-break/>calefactum. Terminus autem alteralionis cuique partium<text:line-break/>est functionis ipsius laesio ;. ad quem usque <text:span text:style-name="Default_20_Paragraph_20_Font"><text:span text:style-name="T2">terminum</text:span></text:span> latitu-<text:line-break/>do reditus est in id quod praeter naturam est, vetuli mix-<text:line-break/>tum communeque ac medium quiddam ex contrariis utris-<text:line-break/>que conflatum , ipso , qui fecundum naturam prorsus est,<text:line-break/><text:span text:style-name="Default_20_Paragraph_20_Font"><text:span text:style-name="T2">affectu, </text:span></text:span>et eo qui jam plane est praeter naturam. Hoc<text:line-break/>toto tempore corpus incalescens, alteralionis magnitudini<text:line-break/>proportione respondentem habet dolorem. Quum vero<text:line-break/>omnes corporis <text:span text:style-name="Default_20_Paragraph_20_Font"><text:span text:style-name="T2">s</text:span></text:span>olidae partes ab<text:span text:style-name="Default_20_Paragraph_20_Font"><text:span text:style-name="T2">s</text:span></text:span>olute incaluerint, ejusmodi<text:line-break/>febris hectica vocatur , ceu quae non amplius in humoribus<text:line-break/>et spiritibus <text:span text:style-name="Default_20_Paragraph_20_Font"><text:span text:style-name="T2">s</text:span></text:span>olum, sad jam et in corporibus habitum haben-<text:line-break/>tibus contineatur ; doloris autem est expers, et qui ea febri-<text:line-break/>citant, omnino fe non febricitare augurantur; non enim<text:line-break/>sentiunt calorem , omnibus eorum partibus aeque calefactis.<text:line-break/>Sed et convenit de his inter naturalis scientiae professores</text:p>
      <text:p text:style-name="P2">in iis , quae de sensibus produnt. Neque enim citra alte-<text:line-break/>rationem est. lenius;neque in jam perfecte alteratis d<text:span text:style-name="Default_20_Paragraph_20_Font"><text:span text:style-name="T2">o</text:span></text:span>lor.<text:line-break/>Itaque etiam hecticae febres omnes tum d<text:span text:style-name="Default_20_Paragraph_20_Font"><text:span text:style-name="T2">o</text:span></text:span>l<text:span text:style-name="Default_20_Paragraph_20_Font"><text:span text:style-name="T2">o</text:span></text:span>ris tum sensus<text:line-break/>ipsis laborantibus omnino expertes sunt. Non enim etiam-<text:line-break/>num ex eorum partibus haec agit, illa patitur, quum om-<text:line-break/>nes iuter se jam similes sint redditae ac unicam habeant<text:line-break/>c<text:span text:style-name="Default_20_Paragraph_20_Font"><text:span text:style-name="T2">o</text:span></text:span>nsentientem temperiem.</text:p>
      <text:h text:style-name="Heading_20_2" text:outline-level="2">Cap. VI.. </text:h>
      <text:p text:style-name="P6">Quod si eurum <text:span text:style-name="Default_20_Paragraph_20_Font"><text:span text:style-name="T2">partium</text:span></text:span> alia <text:span text:style-name="Default_20_Paragraph_20_Font"><text:span text:style-name="T5">caliui</text:span></text:span><text:span text:style-name="Default_20_Paragraph_20_Font"><text:span text:style-name="T3">o</text:span></text:span><text:span text:style-name="Default_20_Paragraph_20_Font"><text:span text:style-name="T5">r.su-<text:line-break/></text:span></text:span>erit, alia frigidi<text:span text:style-name="Default_20_Paragraph_20_Font"><text:span text:style-name="T2">o</text:span></text:span>r, fed eatenus calidior, vel frigidior , ut<text:line-break/>vicinam non laedat; ali<text:span text:style-name="Default_20_Paragraph_20_Font"><text:span text:style-name="T2">o</text:span></text:span>qui ita partes secundum naturam<text:line-break/>se habentes mutuo sese laederent, ut quae ipsis tempera-<text:line-break/>mentis dissideant. Caro namque calida pars est, os frigi-<text:line-break/>dum. Verum tam harum <text:span text:style-name="Default_20_Paragraph_20_Font"><text:span text:style-name="T2">partium, </text:span></text:span>quam reliquarum om-<text:line-break/>nium, exuperantiae metro dol<text:span text:style-name="Default_20_Paragraph_20_Font"><text:span text:style-name="T2">o</text:span></text:span>ris est expers inaequalitas.<text:line-break/>S10 itaque ambiens nos aer prius haud laedit, quum ad.im-<text:line-break/>moderatum calorem frigusque fuerit immutatus ; cujus. eas<text:line-break/>quaelir messio sunt differentias, tametsi permultas ac. ma-<text:line-break/>nifestum excessum inter fe habentes,, citra laesi<text:span text:style-name="Default_20_Paragraph_20_Font"><text:span text:style-name="T2">o</text:span></text:span>nem senti-.<text:line-break/>mus. Unde ex sus periclitatur et oratio illa habere aequi-</text:p>
      <text:p text:style-name="P1">tatem, ut alicubi et Hippocrates ait, proferens o<text:span text:style-name="Default_20_Paragraph_20_Font"><text:span text:style-name="T2">mne</text:span></text:span>s <text:span text:style-name="Default_20_Paragraph_20_Font"><text:span text:style-name="T2">mor-<text:line-break/>ba</text:span></text:span>s <text:span text:style-name="Default_20_Paragraph_20_Font"><text:span text:style-name="T2">este ulcera;</text:span></text:span> continuitatis namque solutio ulcus est.<text:line-break/>Immoderatus vero calor ac frigus^ proxime accedunt , ut<text:line-break/>unitatem solvant; multus quidem calor, dum segregat ac<text:line-break/>incidit substantiae continuitatem; summum vero frigus, tum<text:line-break/>cogendo, tum introrsum pariter trudendo quaedam expri-<text:line-break/>mit, quaedam collidit. ..Atque. hunc quispiam terminum<text:line-break/>caloris ac frigoris immoderationem statuens, fortassis. non<text:line-break/>ultra modum fe percipere duxerit. Seu vero is, feu estus<text:line-break/>quidam immoderatio<text:span text:style-name="Default_20_Paragraph_20_Font"><text:span text:style-name="T2">n</text:span></text:span>is terminus fit, certe consistere omnem<text:line-break/>immoderationem in habitudine ad aliquid, jam liquet. Non<text:line-break/>enim eodem modo a calidis frigidisve afficitur omne cor-<text:line-break/>pus; ob idque animalium quaedam familiares sibi invicem<text:line-break/>succos habent , quaedam non folum non familiares , fed<text:line-break/>etiam exitiales; quemadmodum homo atque vipera, quorum<text:line-break/>utriusque saliva alteri est perniciosa; ita quoque et scorpi-<text:line-break/>um necaveris, si jejunus <text:span text:style-name="Default_20_Paragraph_20_Font"><text:span text:style-name="T2">isti</text:span></text:span> infpueris. At non homo ho-<text:line-break/>mi<text:span text:style-name="Default_20_Paragraph_20_Font"><text:span text:style-name="T2">n</text:span></text:span>em morsu interimet, nec xipera viperam, nec. aspis<text:line-break/>aspidem. Quod .enim sunile est,. id familiare amicumque</text:p>
      <text:p text:style-name="P1">estr quod con tr anum, id inimicum ac noxium. Augentur<text:line-break/>enim ac nutriuntur omnia a similibus; perimuntur vero ac<text:line-break/>corrumpuntur a contrariis. Itaque esiam sanitatis confer-<text:line-break/>vati<text:span text:style-name="Default_20_Paragraph_20_Font"><text:span text:style-name="T2">o</text:span></text:span> similibus perficitur; morb<text:span text:style-name="Default_20_Paragraph_20_Font"><text:span text:style-name="T2">o</text:span></text:span>rum eversi<text:span text:style-name="Default_20_Paragraph_20_Font"><text:span text:style-name="T2">o</text:span></text:span> contrarii^<text:line-break/>Verum de his alius est serm<text:span text:style-name="Default_20_Paragraph_20_Font"><text:span text:style-name="T2">o. </text:span></text:span>Hecticam vero illam febrem,<text:line-break/>quae jam habitum animalis occupavit, minime <text:span text:style-name="Default_20_Paragraph_20_Font"><text:span text:style-name="T2">s</text:span></text:span>ensit qui ea<text:line-break/>laborat; reliquas febres nemo non <text:span text:style-name="Default_20_Paragraph_20_Font"><text:span text:style-name="T2">s</text:span></text:span>entit; <text:span text:style-name="Default_20_Paragraph_20_Font"><text:span text:style-name="T2">s</text:span></text:span>ed aliae magi^<text:line-break/>aliae minus aegrotantibus sunt graves. Ipsarum nonnullae<text:line-break/>rigorem invehunt; fit enim id quoque <text:span text:style-name="Default_20_Paragraph_20_Font"><text:span text:style-name="T2">s</text:span></text:span>ymptoma, quemad^<text:line-break/>modum alia multa, ab inaequali intemperie. Modum ta-<text:line-break/>men ejus generationis in prae<text:span text:style-name="Default_20_Paragraph_20_Font"><text:span text:style-name="T2">s</text:span></text:span>enti libro tradere n<text:span text:style-name="Default_20_Paragraph_20_Font"><text:span text:style-name="T2">o</text:span></text:span>n datur,<text:line-break/>priusquam de naturalibus facultatibus demonstratum su eri b<text:line-break/>quot et quales sint, tum quid agere quaeque nata sit. Ve-<text:line-break/>rum in libris de symptomatum causis de omnibus agetur</text:p>
      <text:h text:style-name="Heading_20_2" text:outline-level="2">Cap. VII.</text:h>
      <text:p text:style-name="P6"><text:s/>At rurfum ad inaequalis intemperiei dif-<text:line-break/>ferentias revertor; nam quemadmodum ex phlegmone scr<text:line-break/>bris oriatur, tum quod phlegmone omnis ac febris ornus,<text:line-break/>praeter hecticas appellatas, ex morbis sint, quibus inaequa-</text:p>
      <text:p text:style-name="P1">Iis sit intemperies, jam dictum est. Accenditur autem fe-<text:line-break/>luis et citra phlegmonen , ex s<text:span text:style-name="Default_20_Paragraph_20_Font"><text:span text:style-name="T2">o</text:span></text:span>lis humoribus putrescenti-<text:line-break/>bus. Non enim quae obstruuntur et quae non perflantur,<text:line-break/>solum putrescunt, verum haec celerrime ac potissimum;<text:line-break/>sed esiam putrescunt alia multa, quae putredini sunt ob-<text:line-break/>noxia. Dicetur vero de horum opportunitate alio loco.<text:line-break/>Jam alio quoque modo inaequalis erit intemperies in toto<text:line-break/>c<text:span text:style-name="Default_20_Paragraph_20_Font"><text:span text:style-name="T2">o</text:span></text:span>rp<text:span text:style-name="Default_20_Paragraph_20_Font"><text:span text:style-name="T2">o</text:span></text:span>re, interdum suliginosa difflatione suppressa, inter-<text:line-break/>dum ab exercitali<text:span text:style-name="Default_20_Paragraph_20_Font"><text:span text:style-name="T2">o</text:span></text:span>nibus m<text:span text:style-name="Default_20_Paragraph_20_Font"><text:span text:style-name="T2">o</text:span></text:span>toribus vel laboribus calorem<text:line-break/>adaugentibus, interdum ab ira, quum sanguis immodera-<text:line-break/>lius servet, vel quum ob deustionem quamvis externam in-<text:line-break/>calescit. Porr<text:span text:style-name="Default_20_Paragraph_20_Font"><text:span text:style-name="T2">o</text:span></text:span>, quod etiam his in omnibus sebribus, quem-<text:line-break/>admodum et in phlegmonis prius dictum est, tum pro essi-<text:line-break/>cientis causae viribus, tum pro corporis ipsius affectu, alii<text:line-break/>magis, alii minus, alii haudquaquam fabrici tent, apertum<text:line-break/>esse arbitr<text:span text:style-name="Default_20_Paragraph_20_Font"><text:span text:style-name="T2">o</text:span></text:span>r. Peraeque vero, et quod intemperies ipsa<text:line-break/>nonnunquam solam spirituum invadat substantiam, nonnun-<text:line-break/>quam ips<text:span text:style-name="Default_20_Paragraph_20_Font"><text:span text:style-name="T2">o</text:span></text:span>s etiam humores , clarum id quoque non minus<text:line-break/>esse reor . et quod omnibus hujusmodi febribus diuturnis</text:p>
      <text:p text:style-name="P1">hectica vocata superveniet. .Iamque sermo noster prope-<text:line-break/>modum ostendit inaequalem hanc intemperiem aliquando ex<text:line-break/>calida lrigidave <text:span text:style-name="Default_20_Paragraph_20_Font"><text:span text:style-name="T2">s</text:span></text:span>ubstantia, quae in pastam aliquam influat,<text:line-break/>accidere, quemadmodum in inflammatis dictum est; saepe<text:line-break/>vero n<text:span text:style-name="Default_20_Paragraph_20_Font"><text:span text:style-name="T2">o</text:span></text:span>n ita , sed ipsa corporis temperie in qualitate muta-<text:line-break/>ta; tum quod alterantimn eam quaedam ortum habent ab<text:line-break/>ipso corpore, quaedam extrinsecus; utique, quum ex pu-<text:line-break/>tredine tantum aliqua vel phlegmone excitatur febris, ab<text:line-break/>ip<text:span text:style-name="Default_20_Paragraph_20_Font"><text:span text:style-name="T2">s</text:span></text:span>o corpore; quum ah ustione vel exercitatione, extrinfe-<text:line-break/>cns. Dicetur autem et de his fusius rur<text:span text:style-name="Default_20_Paragraph_20_Font"><text:span text:style-name="T2">s</text:span></text:span>um in morborum<text:line-break/>causis. Quemadmodum autem ex deditione febris accendi-<text:line-break/>tur, alterato corporis temperamento: ita nonnulli saepe ex<text:line-break/>frigore rescigerali t<text:span text:style-name="Default_20_Paragraph_20_Font"><text:span text:style-name="T2">o</text:span></text:span>to corpore vehementer <text:span text:style-name="Default_20_Paragraph_20_Font"><text:span text:style-name="T2">s</text:span></text:span>unt, aliqui ve-<text:line-break/>ro esiam interierunt. .lam quod lu omnes esiam doleant,<text:line-break/>nec id quidem la<text:span text:style-name="T6">m</text:span>et.</text:p>
      <text:h text:style-name="Heading_20_2" text:outline-level="2">Cap. Vlll. </text:h>
      <text:p text:style-name="P6">At vero dolent et qui ab arduo frigore<text:line-break/>vehementer perfrigerati celeriter <text:span text:style-name="Default_20_Paragraph_20_Font"><text:span text:style-name="T2">s</text:span></text:span>e<text:span text:style-name="Default_20_Paragraph_20_Font"><text:span text:style-name="T2">s</text:span></text:span>e excalefacere prope-<text:line-break/>rarunt , multique eorum quum <text:span text:style-name="Default_20_Paragraph_20_Font"><text:span text:style-name="T2">s</text:span></text:span>ubito ac simul manus igni<text:line-break/>admoverunt, ingentem circa unguium radicem dolorem <text:span text:style-name="Default_20_Paragraph_20_Font"><text:span text:style-name="T2">s</text:span></text:span>en-</text:p>
      <text:p text:style-name="P1">fiunt. Deinde quisquam , quum tam luculenter videat in-<text:line-break/>aequalem intemperiem dol<text:span text:style-name="Default_20_Paragraph_20_Font"><text:span text:style-name="T2">o</text:span></text:span>ris esse causam , esiam de inter-<text:line-break/>rus doloribus dubitat , aut miratur qu<text:span text:style-name="Default_20_Paragraph_20_Font"><text:span text:style-name="T2">o</text:span></text:span> pacto citra phlegm<text:span text:style-name="Default_20_Paragraph_20_Font"><text:span text:style-name="T2">a-<text:line-break/></text:span></text:span>nem saepenumero, vel colo intestino, vel dentibus, vel<text:line-break/>alia quavis parte homines doleant? Nam nihil talium asa<text:line-break/>fectuum mirabile est, nec quemadmodum simul rigeant et<text:line-break/>febricitant aegrotantium aliqui. Etenim si pituito<text:span text:style-name="Default_20_Paragraph_20_Font"><text:span text:style-name="T2">s</text:span></text:span>us hu-<text:line-break/>mor frigidus, quem Praxagoras vitreum a ppeliat, et bilis<text:line-break/>amara et calida simul abundent et per <text:span text:style-name="Default_20_Paragraph_20_Font"><text:span text:style-name="T2">s</text:span></text:span>ensibilia corpora<text:line-break/><text:span text:style-name="Default_20_Paragraph_20_Font"><text:span text:style-name="T2">membra</text:span></text:span> moveantur , nihil mirum est utrumque ab aegroto<text:line-break/>pari modo <text:span text:style-name="Default_20_Paragraph_20_Font"><text:span text:style-name="T2">s</text:span></text:span>entiri. Neque enim si hominem <text:span text:style-name="Default_20_Paragraph_20_Font"><text:span text:style-name="T2">s</text:span></text:span>ub <text:span text:style-name="Default_20_Paragraph_20_Font"><text:span text:style-name="T2">s</text:span></text:span>ole cali-<text:line-break/>do statuas et aquam illi frigidam infundas , fieri non potest,<text:line-break/>ut simul et a <text:span text:style-name="Default_20_Paragraph_20_Font"><text:span text:style-name="T2">s</text:span></text:span>ole calorem et ab aqua frigus <text:span text:style-name="Default_20_Paragraph_20_Font"><text:span text:style-name="T2">s</text:span></text:span>entiat. Ve-<text:line-break/>rum hic ambo extrinsecus funt, et magnis porlionibus inci-<text:line-break/>dunt; in febribus vero epialis, tum internis, tum exiguis<text:line-break/>porli<text:span text:style-name="Default_20_Paragraph_20_Font"><text:span text:style-name="T2">o</text:span></text:span>nibus, ob idque univer<text:span text:style-name="Default_20_Paragraph_20_Font"><text:span text:style-name="T2">s</text:span></text:span>um corpus ambo <text:span text:style-name="Default_20_Paragraph_20_Font"><text:span text:style-name="T2">s</text:span></text:span>entire vide-<text:line-break/>tur. Quum enim tenuissimis portiunculis aspersum per<text:line-break/>corpus tum calidum sit tum frigidum , nullam <text:span text:style-name="Default_20_Paragraph_20_Font"><text:span text:style-name="T2">s</text:span></text:span>ensibilem<text:line-break/>alterius portiunculam ita parvam defunde, in qua non alte-</text:p>
      <text:p text:style-name="P1">rum sit <text:span text:style-name="Default_20_Paragraph_20_Font"><text:span text:style-name="T2">comprehensam. </text:span></text:span>ln ipsa tamen accessi<text:span text:style-name="Default_20_Paragraph_20_Font"><text:span text:style-name="T2">o</text:span></text:span>nis invasis-<text:line-break/>ne nonnulli febricitantium tum Iugent, tum sitiunt, tum<text:line-break/>ambo <text:span text:style-name="Default_20_Paragraph_20_Font"><text:span text:style-name="T2">s</text:span></text:span>entiunt frigus immoderatum et cal<text:span text:style-name="Default_20_Paragraph_20_Font"><text:span text:style-name="T2">o</text:span></text:span>rem, verum non<text:line-break/>eodem loco ; nam possunt excalefactas partes a refrigeratis<text:line-break/>manifeste discernere ; nam intus et in ipsis visceribus calo-<text:line-break/>rem sentiunt, in externis partibus universis frigus. Tales<text:line-break/>etiamnum perpetuo sunt febres quae lipyriae v<text:span text:style-name="Default_20_Paragraph_20_Font"><text:span text:style-name="T2">o</text:span></text:span>cantur, et<text:line-break/>quoddam ardentium febrium perniciosum genus. Quod igi-<text:line-break/>tur in his majoribus portionibus accidit, hoc in epiasis<text:line-break/>confingit minutis. Inaequalis namque est et harum febrium<text:line-break/>intemperies; <text:span text:style-name="Default_20_Paragraph_20_Font"><text:span text:style-name="T2">s</text:span></text:span>ed inaequalis quoque reliquarum omnium,<text:line-break/>exceptis appellatis hecticis. Quin esiam rigentibus, nec fe-<text:line-break/>bricitantibus inaequalis intemperies est; rarum enim est id<text:line-break/>symptoma ; incidit tamen prorsus tum mulieribus tam qui-<text:line-break/>busdam aliquand<text:span text:style-name="Default_20_Paragraph_20_Font"><text:span text:style-name="T2">o</text:span></text:span> viris. Debet autem omnino deses prae-<text:line-break/>cessisse vita, aut certe ciborum copiam longiore spatio homo<text:line-break/>sumpsisse, ex quibus tardus, frigidus, crudus et pinsito-<text:line-break/>Ius nascatur humor, qualem Praxagoras vitreum existimat.</text:p>
      <text:p text:style-name="P1">Antiquitus autem nemo, ut videtur, ita est affectus, ut qui nec<text:line-break/>adeo ociosi, nec in victus saturitate viverent; indeque fa-<text:line-break/>ctum est, ut scripserint antiqui medici <text:span text:style-name="Default_20_Paragraph_20_Font"><text:span text:style-name="T2">R</text:span></text:span>i<text:span text:style-name="Default_20_Paragraph_20_Font"><text:span text:style-name="T2">gorifebrem super-<text:line-break/>venire. </text:span></text:span>Verumtamen tum nos ipsi, tum alii j uni o ru m me-<text:line-break/>dicorum non pauci, saepenumero vidimus rigorem quem<text:line-break/>nulia febris sequuta sit. Componitur autem ex hac intem-<text:line-break/>perie et ea quae sebrscitanlium est epiala; appello ita fe-<text:line-break/>brem iliam, cui ambo semper accidunt; at in qua rigor qui-<text:line-break/>dem praecedit, febris vero sequitur, ut in tertianis et quar-<text:line-break/>tanis , hanc epialam non voco. Proinde ex duplici inae-<text:line-break/>quali intemperie epiala complicatur, et aliae febres, prae-<text:line-break/>ter hecticas, prope omnes.</text:p>
      <text:h text:style-name="Heading_20_2" text:outline-level="2">Cap. IX. </text:h>
      <text:p text:style-name="P6">Eodem modo qui partis alicujus cum tu-<text:line-break/>more funt morbi, hi quoque omnes peraeque ac phlegmone<text:line-break/>cum inaequali intemperie consistunt, cancer, erysipelas, car-<text:line-break/>bunculus, herpes, oedema, phagedaena, gangraena. Nam<text:line-break/>his omnibus est commune, ut ex humorum fluxione sint<text:line-break/>orta; in eo dissident, quod alii ex pituit<text:span text:style-name="Default_20_Paragraph_20_Font"><text:span text:style-name="T2">o</text:span></text:span>so, alii ex bilio<text:span text:style-name="Default_20_Paragraph_20_Font"><text:span text:style-name="T2">s</text:span></text:span>o,</text:p>
      <text:p text:style-name="P3">vel melancholic<text:span text:style-name="Default_20_Paragraph_20_Font"><text:span text:style-name="T2">o</text:span></text:span> humore; alii ex sanguine, vel calido et<text:line-break/>tenui et bulliente , vel frigido et crasso,. vel alio modo asse-<text:line-break/>ctu fiant ; de horum namque specialibus differe<text:span text:style-name="Default_20_Paragraph_20_Font"><text:span text:style-name="T2">n</text:span></text:span>tiis accurate<text:line-break/>alibi declarabitur. Quod ad praestentem disceptationem per-<text:line-break/>tinet, hoc tantum dixisse abunde est, quod qualiscunque fit<text:line-break/>fluxio, eadem ratione quemque praedictorum affectuum creet,<text:line-break/>qua prius ex calida et sanguinea phlegmonem gigni monstra-<text:line-break/>vimus; quodque etiam sunilarium ac simplicium primo-<text:line-break/>rnmque corporum singula; a fluxione affecta, ad inaequa-<text:line-break/>lem intemperiem deveniunt; caeterum extrinsecus pro rhen-<text:line-break/>matis ratio<text:span text:style-name="Default_20_Paragraph_20_Font"><text:span text:style-name="T2">n</text:span></text:span>e, calefacta, refrigerata,. siccata, vel humecta-<text:line-break/>ta, ad profundum usque nondum similiter affecta. Quod si<text:line-break/>tota per. tota mutata alterataque sint, fiunt quidem illico a<text:line-break/>dolore libera; in difficiliori tamen sic constituta sunt statu.<text:line-break/>Haec praenovisse. iis .qui opus de medicamentis sunt perce-<text:line-break/>pturi et. post id mede<text:span text:style-name="Default_20_Paragraph_20_Font"><text:span text:style-name="T2">n</text:span></text:span>di methodum , abunde mihi latis<text:line-break/>ridetu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7</dc:title>
    <dc:subject/>
    <meta:initial-creator>Galien</meta:initial-creator>
    <meta:creation-date>2023-01-12T08:35:00Z</meta:creation-date>
    <dc:date>2023-01-12T09:37:27.564000000</dc:date>
    <meta:editing-cycles>3</meta:editing-cycles>
    <meta:editing-duration>PT1M26S</meta:editing-duration>
    <meta:document-statistic meta:table-count="0" meta:image-count="0" meta:object-count="0" meta:page-count="20" meta:paragraph-count="36" meta:word-count="3049" meta:character-count="20345" meta:non-whitespace-character-count="17323"/>
    <meta:template xlink:type="simple" xlink:actuate="onRequest" xlink:title="" xlink:href="Normal.dotm"/>
  </office:meta>
</office:document-meta>
</file>